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9.001cm" table:align="margins"/>
    </style:style>
    <style:style style:name="Tabla1.A" style:family="table-column">
      <style:table-column-properties style:column-width="9.5cm" style:rel-column-width="32767*"/>
    </style:style>
    <style:style style:name="Tabla1.B" style:family="table-column">
      <style:table-column-properties style:column-width="9.5cm" style:rel-column-width="32768*"/>
    </style:style>
    <style:style style:name="Tabla1.A1" style:family="table-cell">
      <style:table-cell-properties fo:padding="0.097cm" fo:border="none"/>
    </style:style>
    <style:style style:name="Tabla2" style:family="table">
      <style:table-properties style:width="19.001cm" table:align="margins" fo:background-color="transparent">
        <style:background-image/>
      </style:table-properties>
    </style:style>
    <style:style style:name="Tabla2.A" style:family="table-column">
      <style:table-column-properties style:column-width="9.5cm" style:rel-column-width="32767*"/>
    </style:style>
    <style:style style:name="Tabla2.B" style:family="table-column">
      <style:table-column-properties style:column-width="9.5cm" style:rel-column-width="32768*"/>
    </style:style>
    <style:style style:name="Tabla2.1" style:family="table-row">
      <style:table-row-properties fo:background-color="transparent">
        <style:background-image/>
      </style:table-row-properties>
    </style:style>
    <style:style style:name="Tabla2.A1" style:family="table-cell">
      <style:table-cell-properties fo:background-color="transparent" fo:padding="0.101cm" fo:border="none">
        <style:background-image/>
      </style:table-cell-properties>
    </style:style>
    <style:style style:name="Tabla2.A2" style:family="table-cell">
      <style:table-cell-properties fo:background-color="#dedce6" fo:padding="0.101cm" fo:border="none">
        <style:background-image/>
      </style:table-cell-properties>
    </style:style>
    <style:style style:name="Tabla2.B2" style:family="table-cell">
      <style:table-cell-properties style:vertical-align="middle" fo:background-color="#dde8cb" fo:padding="0.101cm" fo:border-left="none" fo:border-right="none" fo:border-top="0.5pt solid #000000" fo:border-bottom="0.5pt solid #000000">
        <style:background-image/>
      </style:table-cell-properties>
    </style:style>
    <style:style style:name="Tabla2.B3" style:family="table-cell">
      <style:table-cell-properties style:vertical-align="middle" fo:background-color="#ffd7d7" fo:padding="0.101cm" fo:border-left="none" fo:border-right="none" fo:border-top="none" fo:border-bottom="0.5pt solid #000000">
        <style:background-image/>
      </style:table-cell-properties>
    </style:style>
    <style:style style:name="Tabla2.B6" style:family="table-cell">
      <style:table-cell-properties style:vertical-align="middle" fo:background-color="#dde8cb" fo:padding="0.101cm" fo:border-left="none" fo:border-right="none" fo:border-top="none" fo:border-bottom="0.5pt solid #000000">
        <style:background-image/>
      </style:table-cell-properties>
    </style:style>
    <style:style style:name="Tabla2.B7" style:family="table-cell">
      <style:table-cell-properties style:vertical-align="" fo:background-color="#ffd7d7" fo:padding="0.101cm" fo:border-left="none" fo:border-right="none" fo:border-top="none" fo:border-bottom="0.5pt solid #000000">
        <style:background-image/>
      </style:table-cell-properties>
    </style:style>
    <style:style style:name="Tabla3" style:family="table">
      <style:table-properties style:width="19.001cm" table:align="margins" fo:background-color="transparent">
        <style:background-image/>
      </style:table-properties>
    </style:style>
    <style:style style:name="Tabla3.A" style:family="table-column">
      <style:table-column-properties style:column-width="19.001cm" style:rel-column-width="65535*"/>
    </style:style>
    <style:style style:name="Tabla3.1" style:family="table-row">
      <style:table-row-properties fo:background-color="transparent">
        <style:background-image/>
      </style:table-row-properties>
    </style:style>
    <style:style style:name="Tabla3.A1" style:family="table-cell">
      <style:table-cell-properties fo:background-color="#ffffff" fo:padding="0.097cm" fo:border="none">
        <style:background-image/>
      </style:table-cell-properties>
    </style:style>
    <style:style style:name="Tabla3.A2" style:family="table-cell">
      <style:table-cell-properties fo:background-color="#dee6ef" fo:padding="0.097cm" fo:border="none">
        <style:background-image/>
      </style:table-cell-properties>
    </style:style>
    <style:style style:name="Tabla3.A3" style:family="table-cell">
      <style:table-cell-properties fo:background-color="#dde8cb" fo:padding="0.097cm" fo:border="none">
        <style:background-image/>
      </style:table-cell-properties>
    </style:style>
    <style:style style:name="Tabla4" style:family="table">
      <style:table-properties style:width="19.001cm" table:align="margins" fo:background-color="transparent">
        <style:background-image/>
      </style:table-properties>
    </style:style>
    <style:style style:name="Tabla4.A" style:family="table-column">
      <style:table-column-properties style:column-width="19.001cm" style:rel-column-width="65535*"/>
    </style:style>
    <style:style style:name="Tabla4.1" style:family="table-row">
      <style:table-row-properties fo:background-color="transparent">
        <style:background-image/>
      </style:table-row-properties>
    </style:style>
    <style:style style:name="Tabla4.A1" style:family="table-cell">
      <style:table-cell-properties fo:background-color="#ffffff" fo:padding="0.097cm" fo:border="none">
        <style:background-image/>
      </style:table-cell-properties>
    </style:style>
    <style:style style:name="Tabla4.A2" style:family="table-cell">
      <style:table-cell-properties fo:background-color="#dedce6" fo:padding="0.097cm" fo:border="none">
        <style:background-image/>
      </style:table-cell-properties>
    </style:style>
    <style:style style:name="Tabla4.A3" style:family="table-cell">
      <style:table-cell-properties fo:background-color="#dde8cb" fo:padding="0.097cm" fo:border="none">
        <style:background-image/>
      </style:table-cell-properties>
    </style:style>
    <style:style style:name="Tabla5" style:family="table">
      <style:table-properties style:width="19.001cm" table:align="margins" fo:background-color="transparent">
        <style:background-image/>
      </style:table-properties>
    </style:style>
    <style:style style:name="Tabla5.A" style:family="table-column">
      <style:table-column-properties style:column-width="19.001cm" style:rel-column-width="65535*"/>
    </style:style>
    <style:style style:name="Tabla5.1" style:family="table-row">
      <style:table-row-properties fo:background-color="transparent">
        <style:background-image/>
      </style:table-row-properties>
    </style:style>
    <style:style style:name="Tabla5.A1" style:family="table-cell">
      <style:table-cell-properties fo:background-color="#ffffff" fo:padding="0.097cm" fo:border="none">
        <style:background-image/>
      </style:table-cell-properties>
    </style:style>
    <style:style style:name="Tabla5.A2" style:family="table-cell">
      <style:table-cell-properties fo:background-color="#dedce6" fo:padding="0.097cm" fo:border="none">
        <style:background-image/>
      </style:table-cell-properties>
    </style:style>
    <style:style style:name="Tabla5.A3" style:family="table-cell">
      <style:table-cell-properties fo:background-color="#dde8cb" fo:padding="0.097cm" fo:border="none">
        <style:background-image/>
      </style:table-cell-properties>
    </style:style>
    <style:style style:name="P1" style:family="paragraph" style:parent-style-name="Footer">
      <style:paragraph-properties fo:text-align="start" style:justify-single-word="false"/>
      <style:text-properties style:font-name="Calibri" fo:font-size="11pt" style:font-size-asian="11pt" style:font-size-complex="11pt"/>
    </style:style>
    <style:style style:name="P2" style:family="paragraph" style:parent-style-name="Standard">
      <style:text-properties style:font-name="Calibri"/>
    </style:style>
    <style:style style:name="P3" style:family="paragraph" style:parent-style-name="Standard">
      <style:paragraph-properties fo:text-align="center" style:justify-single-word="false"/>
      <style:text-properties style:font-name="Calibri" fo:font-size="16pt" fo:font-weight="bold" officeooo:rsid="002b4dcd" officeooo:paragraph-rsid="002b4dcd" style:font-weight-asian="bold" style:font-weight-complex="bold"/>
    </style:style>
    <style:style style:name="P4" style:family="paragraph" style:parent-style-name="Standard">
      <style:paragraph-properties fo:text-align="justify" style:justify-single-word="false"/>
      <style:text-properties style:font-name="Calibri" officeooo:rsid="00553fc2" officeooo:paragraph-rsid="002c36ba"/>
    </style:style>
    <style:style style:name="P5" style:family="paragraph" style:parent-style-name="Standard">
      <style:text-properties officeooo:paragraph-rsid="0066a2e4"/>
    </style:style>
    <style:style style:name="P6" style:family="paragraph" style:parent-style-name="Table_20_Contents">
      <style:text-properties style:font-name="Calibri" officeooo:rsid="002a5d97" officeooo:paragraph-rsid="002a5d97"/>
    </style:style>
    <style:style style:name="P7" style:family="paragraph" style:parent-style-name="Table_20_Contents">
      <style:text-properties style:font-name="Calibri" style:text-underline-style="solid" style:text-underline-width="auto" style:text-underline-color="font-color" officeooo:rsid="002a5d97" officeooo:paragraph-rsid="002a5d97"/>
    </style:style>
    <style:style style:name="P8" style:family="paragraph" style:parent-style-name="Table_20_Contents">
      <style:paragraph-properties fo:text-align="end" style:justify-single-word="false"/>
      <style:text-properties style:font-name="Calibri" officeooo:rsid="00061662" officeooo:paragraph-rsid="00061662"/>
    </style:style>
    <style:style style:name="P9" style:family="paragraph" style:parent-style-name="Table_20_Contents">
      <style:paragraph-properties fo:text-align="end" style:justify-single-word="false"/>
      <style:text-properties style:font-name="Calibri" fo:font-weight="bold" officeooo:rsid="00061662" officeooo:paragraph-rsid="00061662" style:font-weight-asian="bold" style:font-weight-complex="bold"/>
    </style:style>
    <style:style style:name="P10" style:family="paragraph" style:parent-style-name="Table_20_Contents">
      <style:paragraph-properties fo:text-align="end" style:justify-single-word="false"/>
      <style:text-properties style:font-name="Calibri" officeooo:rsid="002b4dcd" officeooo:paragraph-rsid="0055d461"/>
    </style:style>
    <style:style style:name="P11" style:family="paragraph" style:parent-style-name="Table_20_Contents">
      <style:paragraph-properties fo:text-align="justify" style:justify-single-word="false"/>
      <style:text-properties style:font-name="Calibri"/>
    </style:style>
    <style:style style:name="P12" style:family="paragraph" style:parent-style-name="Table_20_Contents">
      <style:paragraph-properties fo:text-align="justify" style:justify-single-word="false"/>
      <style:text-properties style:font-name="Calibri" officeooo:paragraph-rsid="0066a2e4"/>
    </style:style>
    <style:style style:name="P13" style:family="paragraph" style:parent-style-name="Table_20_Contents">
      <style:paragraph-properties fo:text-align="justify" style:justify-single-word="false"/>
      <style:text-properties style:font-name="Calibri" officeooo:paragraph-rsid="00678759"/>
    </style:style>
    <style:style style:name="P14" style:family="paragraph" style:parent-style-name="Table_20_Contents">
      <style:paragraph-properties fo:text-align="justify" style:justify-single-word="false"/>
      <style:text-properties fo:color="#c9211e" loext:opacity="100%" style:font-name="Calibri" fo:font-weight="bold" officeooo:rsid="00061662" officeooo:paragraph-rsid="000749e2" style:font-weight-asian="bold" style:font-weight-complex="bold"/>
    </style:style>
    <style:style style:name="P15" style:family="paragraph" style:parent-style-name="Table_20_Contents">
      <style:paragraph-properties fo:text-align="justify" style:justify-single-word="false"/>
      <style:text-properties fo:color="#c9211e" loext:opacity="100%" style:font-name="Calibri" fo:font-weight="bold" style:font-weight-asian="bold" style:font-weight-complex="bold"/>
    </style:style>
    <style:style style:name="P16" style:family="paragraph" style:parent-style-name="Table_20_Contents">
      <style:paragraph-properties fo:text-align="justify" style:justify-single-word="false"/>
      <style:text-properties fo:color="#c9211e" loext:opacity="100%" style:font-name="Calibri" fo:font-weight="bold" officeooo:paragraph-rsid="0066a2e4" style:font-weight-asian="bold" style:font-weight-complex="bold"/>
    </style:style>
    <style:style style:name="P17" style:family="paragraph" style:parent-style-name="Table_20_Contents">
      <style:paragraph-properties fo:text-align="center" style:justify-single-word="false"/>
      <style:text-properties fo:color="#c9211e" loext:opacity="100%" style:font-name="Calibri" fo:font-weight="normal" officeooo:rsid="00061662" officeooo:paragraph-rsid="000749e2" style:font-weight-asian="normal" style:font-weight-complex="normal"/>
    </style:style>
    <style:style style:name="P18" style:family="paragraph" style:parent-style-name="Table_20_Contents">
      <style:paragraph-properties fo:text-align="center" style:justify-single-word="false"/>
      <style:text-properties fo:color="#c9211e" loext:opacity="100%" style:font-name="Calibri" fo:font-weight="normal" officeooo:rsid="00061662" officeooo:paragraph-rsid="005321d4" style:font-weight-asian="normal" style:font-weight-complex="normal"/>
    </style:style>
    <style:style style:name="P19" style:family="paragraph" style:parent-style-name="Table_20_Contents">
      <style:paragraph-properties fo:text-align="center" style:justify-single-word="false"/>
      <style:text-properties fo:color="#c9211e" loext:opacity="100%" style:font-name="Calibri" fo:font-weight="normal" officeooo:rsid="00061662" officeooo:paragraph-rsid="0057b605" style:font-weight-asian="normal" style:font-weight-complex="normal"/>
    </style:style>
    <style:style style:name="P20" style:family="paragraph" style:parent-style-name="Table_20_Contents">
      <style:paragraph-properties fo:text-align="center" style:justify-single-word="false"/>
      <style:text-properties fo:color="#c9211e" loext:opacity="100%" style:font-name="Calibri" fo:font-weight="normal" officeooo:rsid="004e81c6" officeooo:paragraph-rsid="00521497" style:font-weight-asian="normal" style:font-weight-complex="normal"/>
    </style:style>
    <style:style style:name="P21" style:family="paragraph" style:parent-style-name="Table_20_Contents">
      <style:paragraph-properties fo:text-align="center" style:justify-single-word="false"/>
      <style:text-properties fo:color="#c9211e" loext:opacity="100%" style:font-name="Calibri" fo:font-weight="normal" officeooo:rsid="004e81c6" officeooo:paragraph-rsid="00504c57" style:font-weight-asian="normal" style:font-weight-complex="normal"/>
    </style:style>
    <style:style style:name="P22" style:family="paragraph" style:parent-style-name="Table_20_Contents">
      <style:paragraph-properties fo:text-align="justify" style:justify-single-word="false"/>
      <style:text-properties fo:color="#c9211e" loext:opacity="100%" style:font-name="Calibri" fo:font-weight="normal" officeooo:rsid="005321d4" officeooo:paragraph-rsid="005321d4" style:font-weight-asian="normal" style:font-weight-complex="normal"/>
    </style:style>
    <style:style style:name="P23" style:family="paragraph" style:parent-style-name="Table_20_Contents">
      <style:paragraph-properties fo:text-align="justify" style:justify-single-word="false"/>
      <style:text-properties style:use-window-font-color="true" loext:opacity="0%" style:font-name="Calibri" fo:font-weight="normal" officeooo:rsid="00061662" officeooo:paragraph-rsid="000749e2" style:font-weight-asian="normal" style:font-weight-complex="normal"/>
    </style:style>
    <style:style style:name="P24" style:family="paragraph" style:parent-style-name="Table_20_Contents">
      <style:paragraph-properties fo:text-align="justify" style:justify-single-word="false"/>
      <style:text-properties style:use-window-font-color="true" loext:opacity="0%" style:font-name="Calibri" fo:font-weight="normal" officeooo:rsid="004e81c6" officeooo:paragraph-rsid="004e81c6" style:font-weight-asian="normal" style:font-weight-complex="normal"/>
    </style:style>
    <style:style style:name="P25" style:family="paragraph" style:parent-style-name="Table_20_Contents">
      <style:paragraph-properties fo:text-align="justify" style:justify-single-word="false"/>
      <style:text-properties style:use-window-font-color="true" loext:opacity="0%" style:font-name="Calibri" fo:font-weight="normal" officeooo:rsid="004e81c6" officeooo:paragraph-rsid="00521497" style:font-weight-asian="normal" style:font-weight-complex="normal"/>
    </style:style>
    <style:style style:name="P26" style:family="paragraph" style:parent-style-name="Table_20_Contents">
      <style:paragraph-properties fo:text-align="justify" style:justify-single-word="false"/>
      <style:text-properties style:use-window-font-color="true" loext:opacity="0%" style:font-name="Calibri" fo:font-weight="normal" officeooo:rsid="00521497" officeooo:paragraph-rsid="00521497" style:font-weight-asian="normal" style:font-weight-complex="normal"/>
    </style:style>
    <style:style style:name="P27" style:family="paragraph" style:parent-style-name="Table_20_Contents">
      <style:paragraph-properties fo:text-align="justify" style:justify-single-word="false"/>
      <style:text-properties style:use-window-font-color="true" loext:opacity="0%" style:font-name="Calibri" fo:font-weight="normal" officeooo:rsid="005321d4" officeooo:paragraph-rsid="005321d4" style:font-weight-asian="normal" style:font-weight-complex="normal"/>
    </style:style>
    <style:style style:name="P28" style:family="paragraph" style:parent-style-name="Table_20_Contents">
      <loext:graphic-properties draw:fill="none"/>
      <style:paragraph-properties fo:margin-left="0cm" fo:margin-right="0cm" fo:text-align="justify" style:justify-single-word="false" fo:orphans="0" fo:widows="0" fo:text-indent="1cm" style:auto-text-indent="false" fo:background-color="transparent" text:number-lines="false" text:line-number="0"/>
      <style:text-properties style:font-name="Calibri" officeooo:rsid="005aac13" officeooo:paragraph-rsid="005aac13"/>
    </style:style>
    <style:style style:name="P29" style:family="paragraph" style:parent-style-name="Table_20_Contents">
      <loext:graphic-properties draw:fill="none"/>
      <style:paragraph-properties fo:margin-left="0cm" fo:margin-right="0cm" fo:text-align="justify" style:justify-single-word="false" fo:orphans="0" fo:widows="0" fo:text-indent="1cm" style:auto-text-indent="false" fo:background-color="transparent" text:number-lines="false" text:line-number="0"/>
      <style:text-properties style:font-name="Calibri" officeooo:rsid="005aac13" officeooo:paragraph-rsid="005c9d92"/>
    </style:style>
    <style:style style:name="P30" style:family="paragraph" style:parent-style-name="Table_20_Contents">
      <loext:graphic-properties draw:fill="none"/>
      <style:paragraph-properties fo:margin-left="0cm" fo:margin-right="0cm" fo:text-align="justify" style:justify-single-word="false" fo:orphans="0" fo:widows="0" fo:text-indent="1cm" style:auto-text-indent="false" fo:background-color="transparent" text:number-lines="false" text:line-number="0"/>
      <style:text-properties style:font-name="Calibri" officeooo:rsid="00641a69" officeooo:paragraph-rsid="00641a69"/>
    </style:style>
    <style:style style:name="P31" style:family="paragraph" style:parent-style-name="Table_20_Contents">
      <loext:graphic-properties draw:fill="none"/>
      <style:paragraph-properties fo:margin-left="0cm" fo:margin-right="0cm" fo:text-align="justify" style:justify-single-word="false" fo:orphans="0" fo:widows="0" fo:text-indent="1cm" style:auto-text-indent="false" fo:background-color="transparent" text:number-lines="false" text:line-number="0"/>
      <style:text-properties style:font-name="Calibri" officeooo:paragraph-rsid="00641a69"/>
    </style:style>
    <style:style style:name="P32" style:family="paragraph" style:parent-style-name="Table_20_Contents">
      <loext:graphic-properties draw:fill="none"/>
      <style:paragraph-properties fo:margin-left="0cm" fo:margin-right="0cm" fo:text-align="justify" style:justify-single-word="false" fo:orphans="0" fo:widows="0" fo:text-indent="1cm" style:auto-text-indent="false" fo:background-color="transparent" text:number-lines="false" text:line-number="0"/>
      <style:text-properties style:font-name="Calibri" officeooo:rsid="00678759" officeooo:paragraph-rsid="00678759"/>
    </style:style>
    <style:style style:name="P33" style:family="paragraph" style:parent-style-name="Standard">
      <style:paragraph-properties fo:text-align="justify" style:justify-single-word="false"/>
      <style:text-properties style:font-name="Calibri" officeooo:rsid="00553fc2" officeooo:paragraph-rsid="006f0809"/>
    </style:style>
    <style:style style:name="P34" style:family="paragraph" style:parent-style-name="Table_20_Contents">
      <loext:graphic-properties draw:fill="none"/>
      <style:paragraph-properties fo:margin-left="0cm" fo:margin-right="0cm" fo:text-align="justify" style:justify-single-word="false" fo:orphans="0" fo:widows="0" fo:text-indent="1cm" style:auto-text-indent="false" fo:background-color="transparent" text:number-lines="false" text:line-number="0"/>
      <style:text-properties style:font-name="Calibri" officeooo:rsid="005aac13" officeooo:paragraph-rsid="005c9d92"/>
    </style:style>
    <style:style style:name="P35" style:family="paragraph" style:parent-style-name="Table_20_Contents">
      <loext:graphic-properties draw:fill="none"/>
      <style:paragraph-properties fo:margin-left="0cm" fo:margin-right="0cm" fo:text-align="justify" style:justify-single-word="false" fo:orphans="0" fo:widows="0" fo:text-indent="1cm" style:auto-text-indent="false" fo:background-color="transparent" text:number-lines="false" text:line-number="0"/>
      <style:text-properties style:font-name="Calibri" officeooo:rsid="006f0809" officeooo:paragraph-rsid="006f0809"/>
    </style:style>
    <style:style style:name="P36" style:family="paragraph" style:parent-style-name="Table_20_Contents">
      <loext:graphic-properties draw:fill="none"/>
      <style:paragraph-properties fo:margin-left="0cm" fo:margin-right="0cm" fo:text-align="justify" style:justify-single-word="false" fo:orphans="0" fo:widows="0" fo:text-indent="1cm" style:auto-text-indent="false" fo:background-color="transparent" text:number-lines="false" text:line-number="0"/>
      <style:text-properties style:font-name="Calibri" officeooo:rsid="006524f2" officeooo:paragraph-rsid="006524f2"/>
    </style:style>
    <style:style style:name="P37" style:family="paragraph" style:parent-style-name="Table_20_Contents">
      <loext:graphic-properties draw:fill="none"/>
      <style:paragraph-properties fo:margin-left="0cm" fo:margin-right="0cm" fo:text-align="justify" style:justify-single-word="false" fo:orphans="0" fo:widows="0" fo:text-indent="1cm" style:auto-text-indent="false" fo:background-color="transparent" text:number-lines="false" text:line-number="0"/>
      <style:text-properties style:font-name="Calibri" officeooo:rsid="00641a69" officeooo:paragraph-rsid="006f0809"/>
    </style:style>
    <style:style style:name="T1" style:family="text">
      <style:text-properties fo:color="#b2b2b2" loext:opacity="100%" officeooo:rsid="000744a2"/>
    </style:style>
    <style:style style:name="T2" style:family="text">
      <style:text-properties officeooo:rsid="000749e2"/>
    </style:style>
    <style:style style:name="T3" style:family="text">
      <style:text-properties officeooo:rsid="004e81c6"/>
    </style:style>
    <style:style style:name="T4" style:family="text">
      <style:text-properties officeooo:rsid="00504c57"/>
    </style:style>
    <style:style style:name="T5" style:family="text">
      <style:text-properties officeooo:rsid="00521497"/>
    </style:style>
    <style:style style:name="T6" style:family="text">
      <style:text-properties officeooo:rsid="005321d4"/>
    </style:style>
    <style:style style:name="T7" style:family="text">
      <style:text-properties officeooo:rsid="0054c91c"/>
    </style:style>
    <style:style style:name="T8" style:family="text">
      <style:text-properties officeooo:rsid="0055d461"/>
    </style:style>
    <style:style style:name="T9" style:family="text">
      <style:text-properties officeooo:rsid="0057b605"/>
    </style:style>
    <style:style style:name="T10" style:family="text">
      <style:text-properties officeooo:rsid="005c9d92"/>
    </style:style>
    <style:style style:name="T11" style:family="text">
      <style:text-properties officeooo:rsid="005dfbab"/>
    </style:style>
    <style:style style:name="T12" style:family="text">
      <style:text-properties officeooo:rsid="006524f2"/>
    </style:style>
    <style:style style:name="T13" style:family="text">
      <style:text-properties officeooo:rsid="0065621f"/>
    </style:style>
    <style:style style:name="T14" style:family="text">
      <style:text-properties officeooo:rsid="00691cf0"/>
    </style:style>
    <style:style style:name="T15" style:family="text">
      <style:text-properties officeooo:rsid="006ad049"/>
    </style:style>
    <style:style style:name="T16" style:family="text">
      <style:text-properties officeooo:rsid="006f08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169729969552">
          <table:table-cell table:style-name="Tabla1.A1" office:value-type="string">
            <text:p text:style-name="P7">CFGS Desarrollo de Aplicaciones Multiplataforma</text:p>
            <text:p text:style-name="P6">DAM </text:p>
          </table:table-cell>
          <table:table-cell table:style-name="Tabla1.A1" office:value-type="string">
            <text:p text:style-name="P9">José Ramón Blanco Gutiérrez</text:p>
            <text:p text:style-name="P10">Lenguajes de marcas y </text:p>
            <text:p text:style-name="P10"><text:span text:style-name="T8">S</text:span>istemas de <text:span text:style-name="T8">G</text:span>estión de la <text:span text:style-name="T8">I</text:span>nformación</text:p>
            <text:p text:style-name="P8">Tarea <text:span text:style-name="T2">1</text:span></text:p>
          </table:table-cell>
        </table:table-row>
      </table:table>
      <text:p text:style-name="P2"/>
      <text:p text:style-name="P3">Tarea 1</text:p>
      <table:table table:name="Tabla2" table:style-name="Tabla2">
        <table:table-column table:style-name="Tabla2.A"/>
        <table:table-column table:style-name="Tabla2.B"/>
        <table:table-row table:style-name="Tabla2.1">
          <table:table-cell table:style-name="Tabla2.A1" table:number-columns-spanned="2" office:value-type="string">
            <text:p text:style-name="P14">1.- Indica por qué <text:s/>los siguientes ejemplos XML son incorrectos.</text:p>
          </table:table-cell>
          <table:covered-table-cell/>
        </table:table-row>
        <table:table-row table:style-name="Tabla2.1">
          <table:table-cell table:style-name="Tabla2.A2" office:value-type="string">
            <text:p text:style-name="P23">Ejercicio 1a)</text:p>
            <text:p text:style-name="P23"/>
            <text:p text:style-name="P23">&lt;elemento&gt;Elemento 1&lt;/elemento&gt;</text:p>
            <text:p text:style-name="P23">&lt;elemento&gt;Elemento 2&lt;/elemento&gt;</text:p>
            <text:p text:style-name="P23"/>
          </table:table-cell>
          <table:table-cell table:style-name="Tabla2.B2" office:value-type="string">
            <text:p text:style-name="P23"><text:s/><text:span text:style-name="T3">Es </text:span><text:span text:style-name="T5">CORRECTO</text:span><text:span text:style-name="T3">, se pueden repetir nombre de las etiquetas.</text:span></text:p>
          </table:table-cell>
        </table:table-row>
        <table:table-row table:style-name="Tabla2.1">
          <table:table-cell table:style-name="Tabla2.A2" office:value-type="string">
            <text:p text:style-name="P23">Ejercicio 1b)</text:p>
            <text:p text:style-name="P23"/>
            <text:p text:style-name="P23">&lt;elemento&gt;Coche&lt;/ELEMENTO&gt;</text:p>
            <text:p text:style-name="P23"/>
          </table:table-cell>
          <table:table-cell table:style-name="Tabla2.B3" office:value-type="string">
            <text:p text:style-name="P23">Es INCORRECTO, la etiqueta de cierre <text:span text:style-name="T3">esta en mayúsculas,</text:span> tiene que s<text:span text:style-name="T5">er idénticos</text:span> que la etiqueta de apertura.</text:p>
            <text:p text:style-name="P17">&lt;elemento&gt;Coche&lt;/<text:span text:style-name="T3">elemento&gt;</text:span></text:p>
          </table:table-cell>
        </table:table-row>
        <table:table-row table:style-name="Tabla2.1">
          <table:table-cell table:style-name="Tabla2.A2" office:value-type="string">
            <text:p text:style-name="P23">Ejercicio 1c)</text:p>
            <text:p text:style-name="P23"/>
            <text:p text:style-name="P23">&lt;negrita&gt;&lt;italica&gt;Texto XML&lt;/negrita&gt;&lt;/italica&gt;</text:p>
          </table:table-cell>
          <table:table-cell table:style-name="Tabla2.B3" office:value-type="string">
            <text:p text:style-name="P24">Es INCORRECTO, las etiquetas se tienen que cerrar <text:span text:style-name="T4">en el mismo orden que se crearon, digamos que de abajo hacia arriba.</text:span></text:p>
            <text:p text:style-name="P21">&lt;negrita&gt;&lt;italica&gt;Texto XML&lt;/italica&gt;&lt;/negrita&gt;</text:p>
          </table:table-cell>
        </table:table-row>
        <table:table-row table:style-name="Tabla2.1">
          <table:table-cell table:style-name="Tabla2.A2" office:value-type="string">
            <text:p text:style-name="P23">Ejercicio 1d)</text:p>
            <text:p text:style-name="P23"/>
            <text:p text:style-name="P23">&lt;rango&gt;1 &lt; 5 &amp; 11 &gt; 7&lt;/rango&gt;</text:p>
          </table:table-cell>
          <table:table-cell table:style-name="Tabla2.B3" office:value-type="string">
            <text:p text:style-name="P25">Es INCORRECTO, <text:span text:style-name="T5">en XML no se pueden usar directamente ciertos símbolos como &lt; &gt; o &amp; que se usa en este caso, existen unas cadenas para sustituir.</text:span></text:p>
            <text:p text:style-name="P20">&lt;rango&gt;1 &amp;gt; 5 &amp;amp; 11 &amp;gt; 7&lt;/rango&gt;</text:p>
          </table:table-cell>
        </table:table-row>
        <table:table-row table:style-name="Tabla2.1">
          <table:table-cell table:style-name="Tabla2.A2" office:value-type="string">
            <text:p text:style-name="P23">Ejercicio 1e)</text:p>
            <text:p text:style-name="P23"/>
            <text:p text:style-name="P23">&lt;XMLfichero&gt;Marcas.xml&lt;/XMLfichero&gt; </text:p>
            <text:p text:style-name="P23"/>
          </table:table-cell>
          <table:table-cell table:style-name="Tabla2.B6" office:value-type="string">
            <text:p text:style-name="P26">Es CORRECTO, la etiqueta se puede ser como uno quiera y el cierre tiene que se idéntico.</text:p>
          </table:table-cell>
        </table:table-row>
        <table:table-row table:style-name="Tabla2.1">
          <table:table-cell table:style-name="Tabla2.A2" office:value-type="string">
            <text:p text:style-name="P23">Ejercicio 1f)</text:p>
            <text:p text:style-name="P23"/>
            <text:p text:style-name="P23">&lt;![CDATA[ &lt;[[aa]]&gt;]]&gt;</text:p>
            <text:p text:style-name="P23"/>
          </table:table-cell>
          <table:table-cell table:style-name="Tabla2.B7" office:value-type="string">
            <text:p text:style-name="P26">Es INCORRECTO, <text:span text:style-name="T6">los corchetes se pueden usar pero por incompatibilidad con SGML no puede contener </text:span><text:span text:style-name="T9">en la cadena esto</text:span><text:span text:style-name="T6"> “]]&gt;” </text:span><text:span text:style-name="T9">posible solución quitar los corchetes interiores que cubrian “aa”</text:span></text:p>
            <text:p text:style-name="P19">&lt;![CDATA[ &lt;aa&gt;]]&gt;</text:p>
          </table:table-cell>
        </table:table-row>
        <table:table-row table:style-name="Tabla2.1">
          <table:table-cell table:style-name="Tabla2.A2" office:value-type="string">
            <text:p text:style-name="P23">Ejercicio 1g)</text:p>
            <text:p text:style-name="P23"/>
            <text:p text:style-name="P23">&lt;user@uo&gt;Pedro@Empleados&lt;/user@guo&gt;</text:p>
            <text:p text:style-name="P23"/>
          </table:table-cell>
          <table:table-cell table:style-name="Tabla2.B7" office:value-type="string">
            <text:p text:style-name="P27">Es INCORRECTO, no se puede usar la arroba en una etiqueta y además son diferentes la de apertura co<text:span text:style-name="T7">n</text:span> la de cierre.</text:p>
            <text:p text:style-name="P18">&lt;user<text:span text:style-name="T6">g</text:span>uo&gt;Pedro@Empleados&lt;/userguo&gt;</text:p>
          </table:table-cell>
        </table:table-row>
        <table:table-row table:style-name="Tabla2.1">
          <table:table-cell table:style-name="Tabla2.A2" office:value-type="string">
            <text:p text:style-name="P23"><text:span text:style-name="T3">E</text:span>jercicio 1h)</text:p>
            <text:p text:style-name="P23"/>
            <text:p text:style-name="P23">&lt;texto&gt;El titular de hoy se basa en esta &lt;subrayado&gt;noticia&lt;subrayado&gt;&lt;/texto&gt;</text:p>
            <text:p text:style-name="P23"/>
          </table:table-cell>
          <table:table-cell table:style-name="Tabla2.B7" office:value-type="string">
            <text:p text:style-name="P27">Es INCORRECTO, la etiqueta de cierre de subrayado le falta la barra /</text:p>
            <text:p text:style-name="P27"/>
            <text:p text:style-name="P22">&lt;texto&gt;El titular de hoy se basa en esta &lt;subrayado&gt;noticia&lt;/subrayado&gt;&lt;/texto&gt;</text:p>
          </table:table-cell>
        </table:table-row>
      </table:table>
      <text:p text:style-name="P4"/>
      <text:p text:style-name="P4"/>
      <text:p text:style-name="P4"/>
      <text:p text:style-name="P4"/>
      <text:p text:style-name="P4"/>
      <text:p text:style-name="P4"><text:soft-page-break/></text:p>
      <table:table table:name="Tabla3" table:style-name="Tabla3">
        <table:table-column table:style-name="Tabla3.A"/>
        <table:table-row table:style-name="Tabla3.1">
          <table:table-cell table:style-name="Tabla3.A1" office:value-type="string">
            <text:p text:style-name="P15">2.- Diseñar un documento válido en XML que permita estructurar la información de una agenda de teléfonos, suponer que la información que podemos tener de una persona es su nombre y apellidos, su dirección y sus teléfonos, que pueden ser el teléfono de casa, el móvil y el teléfono del trabajo.</text:p>
          </table:table-cell>
        </table:table-row>
        <table:table-row table:style-name="Tabla3.1">
          <table:table-cell table:style-name="Tabla3.A2" office:value-type="string">
            <text:p text:style-name="P11">&lt;?xml version="1.0" encoding="UTF-8859-1" standalone="yes"?&gt;</text:p>
            <text:p text:style-name="P11">&lt;!DOCTYPE agenda&gt;</text:p>
            <text:p text:style-name="P11">&lt;agenda&gt;</text:p>
            <text:p text:style-name="P11"><text:s text:c="4"/>&lt;contacto&gt;</text:p>
            <text:p text:style-name="P11"><text:s text:c="8"/>&lt;nombre&gt;José Ramón&lt;/nombre&gt;</text:p>
            <text:p text:style-name="P11"><text:s text:c="8"/>&lt;apellidos&gt;Blanco Gutiérrez&lt;/apellidos&gt;</text:p>
            <text:p text:style-name="P11"><text:s text:c="8"/>&lt;direccion&gt;Plaza de Maria Blanchard 3 5º A&lt;/direccion&gt;</text:p>
            <text:p text:style-name="P11"><text:s text:c="8"/>&lt;telefonos&gt;</text:p>
            <text:p text:style-name="P11"><text:s text:c="12"/>&lt;telefono tipo="casa"&gt;942343424&lt;/telefono&gt;</text:p>
            <text:p text:style-name="P11"><text:s text:c="12"/>&lt;telefono tipo="movil"&gt;677891779&lt;/telefono&gt;</text:p>
            <text:p text:style-name="P11"><text:s text:c="12"/>&lt;telefono tipo="trabajo"&gt;942234567&lt;/telefono&gt;</text:p>
            <text:p text:style-name="P11"><text:s text:c="8"/>&lt;/telefonos&gt;</text:p>
            <text:p text:style-name="P11"><text:s text:c="4"/>&lt;/contacto&gt;</text:p>
            <text:p text:style-name="P11"><text:s text:c="4"/>&lt;contacto&gt;</text:p>
            <text:p text:style-name="P11"><text:s text:c="8"/>&lt;nombre&gt;Luisa&lt;/nombre&gt;</text:p>
            <text:p text:style-name="P11"><text:s text:c="8"/>&lt;apellidos&gt;González Rodríguez&lt;/apellidos&gt;</text:p>
            <text:p text:style-name="P11"><text:s text:c="8"/>&lt;direccion&gt;Paseo de General Davila 220 A 4º B&lt;/direccion&gt;</text:p>
            <text:p text:style-name="P11"><text:s text:c="8"/>&lt;telefonos&gt;</text:p>
            <text:p text:style-name="P11"><text:s text:c="12"/>&lt;telefono tipo="casa"&gt;942123421&lt;/telefono&gt;</text:p>
            <text:p text:style-name="P11"><text:s text:c="12"/>&lt;telefono tipo="movil"&gt;699221345&lt;/telefono&gt;</text:p>
            <text:p text:style-name="P11"><text:s text:c="8"/>&lt;/telefonos&gt;</text:p>
            <text:p text:style-name="P11"><text:s text:c="4"/>&lt;/contacto&gt;</text:p>
            <text:p text:style-name="P11"><text:s text:c="4"/>&lt;contacto&gt;</text:p>
            <text:p text:style-name="P11"><text:s text:c="8"/>&lt;nombre&gt;Sandra&lt;/nombre&gt;</text:p>
            <text:p text:style-name="P11"><text:s text:c="8"/>&lt;apellidos&gt;Diaz González&lt;/apellidos&gt;</text:p>
            <text:p text:style-name="P11"><text:s text:c="8"/>&lt;direccion&gt;Barrio de Bielva 22&lt;/direccion&gt;</text:p>
            <text:p text:style-name="P11"><text:s text:c="8"/>&lt;telefonos&gt;</text:p>
            <text:p text:style-name="P11"><text:s text:c="12"/>&lt;telefono tipo="casa"&gt;942222222&lt;/telefono&gt;</text:p>
            <text:p text:style-name="P11"><text:s text:c="12"/>&lt;telefono tipo="movil"&gt;676543212&lt;/telefono&gt;</text:p>
            <text:p text:style-name="P11"><text:s text:c="12"/>&lt;telefono tipo="trabajo"&gt;942116633&lt;/telefono&gt;</text:p>
            <text:p text:style-name="P11"><text:s text:c="8"/>&lt;/telefonos&gt;</text:p>
            <text:p text:style-name="P11"><text:s text:c="4"/>&lt;/contacto&gt;</text:p>
            <text:p text:style-name="P11">&lt;/agenda&gt;</text:p>
          </table:table-cell>
        </table:table-row>
        <table:table-row table:style-name="Tabla3.1">
          <table:table-cell table:style-name="Tabla3.A3" office:value-type="string">
            <text:p text:style-name="P28">Para diseñar el documento XML, lo primero que he puesto es el encoding con el UTF-8859-1 para que me acepte las tildes y no interprete las letras con aceptos con otros símbolos.</text:p>
            <text:p text:style-name="P29">La agenda (nodo padre) <text:span text:style-name="T10">contiene todos los contactos, el nodo Contacto es que va a tener dentro los datos de la persona y es </text:span>donde creo unas etiquetas para nombres, apellidos y dirección <text:span text:style-name="T11">y teléfonos</text:span>, <text:span text:style-name="T10">para guardar esos datos</text:span>.</text:p>
            <text:p text:style-name="P29">Los teléfonos les he metido dentro <text:span text:style-name="T10">de otro nodo que a su vez contenga los teléfonos del contacto y como puede ser variable, </text:span><text:span text:style-name="T15">he añadido el atributo “tipo” para indicar que tipo de teléfono, es decir si es el de casa, el móvil o el del trabajo.</text:span></text:p>
            <text:p text:style-name="P35">He creado tres ejemplos pero la estructura de “contacto” se puede repetir tantas veces como los requiera la supuesta agenda.</text:p>
          </table:table-cell>
        </table:table-row>
      </table:table>
      <text:p text:style-name="P4"/>
      <text:p text:style-name="P4"/>
      <text:p text:style-name="P4"/>
      <text:p text:style-name="P4"><text:soft-page-break/></text:p>
      <text:p text:style-name="P4"/>
      <table:table table:name="Tabla4" table:style-name="Tabla4">
        <table:table-column table:style-name="Tabla4.A"/>
        <table:table-row table:style-name="Tabla4.1">
          <table:table-cell table:style-name="Tabla4.A1" office:value-type="string">
            <text:p text:style-name="P15">3.- Diseñar un documento válido en XML que permita estructurar la información de las recetas de cocina de un restaurante y aplicarlo a la siguiente receta de cocina. Hay que hacerlo de modo que un sistema informático pueda realizar búsquedas por ingredientes, cantidad de comensales o nombre de la receta.</text:p>
          </table:table-cell>
        </table:table-row>
        <table:table-row table:style-name="Tabla4.1">
          <table:table-cell table:style-name="Tabla4.A2" office:value-type="string">
            <text:p text:style-name="P11">&lt;?xml version="1.0" encoding="UTF-8859-1" standalone="yes"?&gt;</text:p>
            <text:p text:style-name="P11">&lt;!DOCTYPE recetas&gt;</text:p>
            <text:p text:style-name="P11">&lt;recetas&gt;</text:p>
            <text:p text:style-name="P11"><text:s text:c="4"/>&lt;receta nombre="Sopa de cebolla" comensales="4"&gt;</text:p>
            <text:p text:style-name="P11"><text:s text:c="8"/>&lt;ingredientes&gt;</text:p>
            <text:p text:style-name="P11"><text:s text:c="12"/>&lt;ingrediente nombre="cebollas" cantidad="1 kg"/&gt;</text:p>
            <text:p text:style-name="P11"><text:s text:c="12"/>&lt;ingrediente nombre="caldo de carne" cantidad="2 L"/&gt;</text:p>
            <text:p text:style-name="P11"><text:s text:c="12"/>&lt;ingrediente nombre="mantequilla" cantidad="100 gr"/&gt;</text:p>
            <text:p text:style-name="P11"><text:s text:c="12"/>&lt;ingrediente nombre="harina" cantidad="1 cucharada"/&gt;</text:p>
            <text:p text:style-name="P11"><text:s text:c="12"/>&lt;ingrediente nombre="queso emmental suizo o gruyére rallado" cantidad="100 gr"/&gt;</text:p>
            <text:p text:style-name="P11"><text:s text:c="12"/>&lt;ingrediente nombre="Pan tostado en rebanadas"/&gt;</text:p>
            <text:p text:style-name="P11"><text:s text:c="12"/>&lt;ingrediente nombre="Tomillo"/&gt;</text:p>
            <text:p text:style-name="P11"><text:s text:c="12"/>&lt;ingrediente nombre="hoja de laurel" cantidad="1"/&gt;</text:p>
            <text:p text:style-name="P11"><text:s text:c="12"/>&lt;ingrediente nombre="Pimienta"/&gt;</text:p>
            <text:p text:style-name="P11"><text:s text:c="8"/>&lt;/ingredientes&gt;</text:p>
            <text:p text:style-name="P11"><text:s text:c="8"/></text:p>
            <text:p text:style-name="P11"><text:s text:c="8"/>&lt;procesos&gt;</text:p>
            <text:p text:style-name="P11"><text:s text:c="12"/>&lt;proceso paso="1"&gt;Pelar y partir las cebollas en rodajas finas.&lt;/proceso&gt;</text:p>
            <text:p text:style-name="P11"><text:s text:c="6"/>&lt;proceso paso="2"&gt;Rehogarlas con la mantequilla, sal y pimienta a fuego lento hasta que estén transparentes sin dorarse.&lt;/proceso&gt;</text:p>
            <text:p text:style-name="P11"><text:s text:c="12"/>&lt;proceso paso="3"&gt;Añadir la harina sin dejar de remover.&lt;/proceso&gt;</text:p>
            <text:p text:style-name="P11"><text:s text:c="12"/>&lt;proceso paso="4"&gt;Ponerlo en una cazuela con el caldo, el tomillo y el laurel.&lt;/proceso&gt;</text:p>
            <text:p text:style-name="P11"><text:s text:c="12"/>&lt;proceso paso="5"&gt;Dejar cocer a fuego lento durante unos 15 minutos&lt;/proceso&gt;</text:p>
            <text:p text:style-name="P11"><text:s text:c="4"/>&lt;proceso paso="6"&gt;Poner las rebanadas de pan encima, espolvorear el queso y gratinar al horno.&lt;/proceso&gt;</text:p>
            <text:p text:style-name="P11"><text:s text:c="8"/>&lt;/procesos&gt;</text:p>
            <text:p text:style-name="P11"><text:s text:c="4"/>&lt;/receta&gt;</text:p>
            <text:p text:style-name="P11">&lt;/recetas&gt;</text:p>
          </table:table-cell>
        </table:table-row>
        <table:table-row table:style-name="Tabla4.1">
          <table:table-cell table:style-name="Tabla4.A3" office:value-type="string">
            <text:p text:style-name="P30">La estructura que he decido hacer para este documento la he basado para que sea un programa informático quien busque la información con el titular indica, para ello he decidido a usar los atributos para las principales requisitos de búsqueda.</text:p>
            <text:p text:style-name="P31"/>
            <text:p text:style-name="P30">En etiqueta principal de cada receta, he incluido como atributo el nombre de la receta y el numero de comensales, de tal maneta que un programa con acceder si busca por nombre o por comensal con acceder al atributo nombre o comensal de la receta y coincida con su búsqueda lo encuentre.</text:p>
            <text:p text:style-name="P30"/>
            <text:p text:style-name="P37">Para los ingredientes les he metido dentro de una estructura genérica de ingrediente<text:span text:style-name="T12">s</text:span>, por cuestión de orden <text:span text:style-name="T16">y como cada receta es diferente y el número de ingredientes lógicamente será diferente he creado estas etiquetas en plural que un sistema informático se interpreta como una Lista.</text:span> <text:span text:style-name="T16">C</text:span>ada ingrediente tiene la etiqueta nombre, de tal manera que un sistema informático con acceder a la lista de ingredientes y leer el atributo nombre encontraría dicho ingrediente. </text:p>
            <text:p text:style-name="P30"/>
            <text:p text:style-name="P36">El cada paso de elaboración de la receta lo he puesto dentro de una estructura procesos y he creado un atributo “paso” para enumerar cada <text:span text:style-name="T13">proceso</text:span>.</text:p>
          </table:table-cell>
        </table:table-row>
      </table:table>
      <text:p text:style-name="P4"/>
      <table:table table:name="Tabla5" table:style-name="Tabla5">
        <table:table-column table:style-name="Tabla5.A"/>
        <text:soft-page-break/>
        <table:table-row table:style-name="Tabla5.1">
          <table:table-cell table:style-name="Tabla5.A1" office:value-type="string">
            <text:p text:style-name="P16">3.- <text:s/>Diseñar un documento XML válido que permita estructurar la información para permitir su gestión informática de los alumnos de un modulo del ciclo formativo DAM. Aplicarlo al módulo de Lenguajes de Marcas y Sistemas de Gestión de Información sabiendo que tiene asignadas 4 horas semanales y es de carácter obligatorio. El modulo se imparte entre el 15 de septiembre de 2010 y el 30 de junio de 2011. Hay matriculados dos alumnos [...]</text:p>
          </table:table-cell>
        </table:table-row>
        <table:table-row table:style-name="Tabla5.1">
          <table:table-cell table:style-name="Tabla5.A2" office:value-type="string">
            <text:p text:style-name="P13">&lt;?xml version="1.0" encoding="UTF-8859-1" standalone="yes"?&gt;</text:p>
            <text:p text:style-name="P12">&lt;!DOCTYPE modulos&gt;</text:p>
            <text:p text:style-name="P12">&lt;modulos&gt;</text:p>
            <text:p text:style-name="P12"><text:s text:c="4"/>&lt;modulo&gt;</text:p>
            <text:p text:style-name="P12"><text:s text:c="8"/>&lt;nombre&gt;Lenguajes de Marcas y Sistemas de Gestión de Información&lt;/nombre&gt;</text:p>
            <text:p text:style-name="P12"><text:s text:c="8"/>&lt;fechainicio&gt;15 de septiembre de 2010&lt;/fechainicio&gt;</text:p>
            <text:p text:style-name="P12"><text:s text:c="8"/>&lt;fechafinal&gt;30 de junio de 2011&lt;/fechafinal&gt;</text:p>
            <text:p text:style-name="P12"><text:s text:c="8"/>&lt;horassemana&gt;4&lt;/horassemana&gt;</text:p>
            <text:p text:style-name="P12"><text:s text:c="8"/>&lt;obligatorio&gt;true&lt;/obligatorio&gt;</text:p>
            <text:p text:style-name="P12"><text:s text:c="8"/>&lt;alumnos&gt;</text:p>
            <text:p text:style-name="P12"><text:s text:c="12"/>&lt;alumno&gt;</text:p>
            <text:p text:style-name="P12"><text:s text:c="16"/>&lt;nombre&gt;Ana Fernández Gutiérrez&lt;/nombre&gt;</text:p>
            <text:p text:style-name="P12"><text:s text:c="16"/>&lt;nif&gt;16965696L&lt;/nif&gt;</text:p>
            <text:p text:style-name="P12"><text:s text:c="16"/>&lt;telefono&gt;789654321&lt;/telefono&gt;</text:p>
            <text:p text:style-name="P12"><text:s text:c="16"/>&lt;email&gt;ana.fdezgtrrez@hotmail.com&lt;/email&gt;</text:p>
            <text:p text:style-name="P12"><text:s text:c="16"/>&lt;direccion&gt;</text:p>
            <text:p text:style-name="P12"><text:s text:c="20"/>&lt;calle&gt;C/ El Percebe, 13&lt;/calle&gt;</text:p>
            <text:p text:style-name="P12"><text:s text:c="20"/>&lt;localidad&gt;Santander&lt;/localidad&gt;</text:p>
            <text:p text:style-name="P12"><text:s text:c="20"/>&lt;cpostal&gt;39002&lt;/cpostal&gt;</text:p>
            <text:p text:style-name="P12"><text:s text:c="16"/>&lt;/direccion&gt;</text:p>
            <text:p text:style-name="P12"><text:s text:c="16"/>&lt;faltas&gt;&lt;/faltas&gt;</text:p>
            <text:p text:style-name="P12"><text:s text:c="16"/>&lt;nota&gt;&lt;/nota&gt;</text:p>
            <text:p text:style-name="P12"><text:s text:c="12"/>&lt;/alumno&gt;</text:p>
            <text:p text:style-name="P12"><text:s text:c="12"/>&lt;alumno&gt;</text:p>
            <text:p text:style-name="P12"><text:s text:c="16"/>&lt;nombre&gt;Pepito Grillo&lt;/nombre&gt;</text:p>
            <text:p text:style-name="P12"><text:s text:c="16"/>&lt;nif&gt;98765432HL&lt;/nif&gt;</text:p>
            <text:p text:style-name="P12"><text:s text:c="16"/>&lt;telefono&gt;656566555&lt;/telefono&gt;</text:p>
            <text:p text:style-name="P12"><text:s text:c="16"/>&lt;email&gt;yhyh@yahoo.com&lt;/email&gt;</text:p>
            <text:p text:style-name="P12"><text:s text:c="16"/>&lt;direccion&gt;</text:p>
            <text:p text:style-name="P12"><text:s text:c="20"/>&lt;calle&gt; Avd. El Pez, 5&lt;/calle&gt;</text:p>
            <text:p text:style-name="P12"><text:s text:c="20"/>&lt;localidad&gt;Suances&lt;/localidad&gt;</text:p>
            <text:p text:style-name="P12"><text:s text:c="20"/>&lt;cpostal&gt;39401&lt;/cpostal&gt;</text:p>
            <text:p text:style-name="P12"><text:s text:c="16"/>&lt;/direccion&gt;</text:p>
            <text:p text:style-name="P12"><text:s text:c="16"/>&lt;faltas&gt;0&lt;/faltas&gt;</text:p>
            <text:p text:style-name="P12"><text:s text:c="16"/>&lt;nota&gt;apto&lt;/nota&gt;</text:p>
            <text:p text:style-name="P12"><text:s text:c="12"/>&lt;/alumno&gt;</text:p>
            <text:p text:style-name="P12"><text:s text:c="8"/>&lt;/alumnos&gt;</text:p>
            <text:p text:style-name="P12"><text:s text:c="4"/>&lt;/modulo&gt;</text:p>
            <text:p text:style-name="P12">&lt;/modulos&gt;</text:p>
          </table:table-cell>
        </table:table-row>
        <table:table-row table:style-name="Tabla5.1">
          <table:table-cell table:style-name="Tabla5.A3" office:value-type="string">
            <text:p text:style-name="P32">Para este documento he creado una estructura padre llamada “modulos” de la cual estarían los diferentes módulos de DAM y se podría ir añadiendo estructuradamente los diferentes modulos de DAM.</text:p>
            <text:p text:style-name="P32">Dentro de cada modulo he ido creando las diferentes etiquetas para los datos del modulo, como el nombre, las fechas, la horas semanales y si es obligatorio.</text:p>
            <text:p text:style-name="P32">Después para los alumnos he creado una estructurara de alumnos donde van los alumnos apuntados a este modulo. Dentro de cada alumno contiene sus datos personales cada uno con su etiqueta <text:soft-page-break/><text:span text:style-name="T14">correspondiente, y la dirección la he puesto con otro nodo y dentro de el cada parte de la dirección para que quede más claro. Para las faltas y notas, donde aportan los datos se ponen y donde no hay esos datos les dejo vacíos. La idea es que se puedan ir añadiendo alumnos y replicando la estructura es para todos siempre la misma y cuando se tenga que leer este fichero sea una estructura fija para todos.</text:span></text:p>
            <text:p text:style-name="P32"/>
          </table:table-cell>
        </table:table-row>
      </table:table>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Calibri" fo:font-size="11pt" style:font-size-asian="11pt" style:font-size-complex="11pt"/>
    </style:style>
    <style:style style:name="MT1" style:family="text">
      <style:text-properties fo:color="#b2b2b2" loext:opacity="100%" officeooo:rsid="000744a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José Ramón Blanco Gutiérrez<text:tab/><text:tab/></text:span><text:page-number text:select-page="current">5</text:page-number>/<text:page-count>5</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6T15:26:47.115000000</meta:creation-date>
    <dc:title>Tareas DAM</dc:title>
    <meta:editing-duration>PT6H27M46S</meta:editing-duration>
    <meta:editing-cycles>61</meta:editing-cycles>
    <meta:generator>LibreOffice/7.1.4.2$Windows_X86_64 LibreOffice_project/a529a4fab45b75fefc5b6226684193eb000654f6</meta:generator>
    <dc:date>2021-10-21T22:28:52.859000000</dc:date>
    <meta:document-statistic meta:table-count="5" meta:image-count="0" meta:object-count="0" meta:page-count="5" meta:paragraph-count="152" meta:word-count="1194" meta:character-count="9661" meta:non-whitespace-character-count="7668"/>
  </office:meta>
</office:document-meta>
</file>